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5804" officeooo:paragraph-rsid="000b5804"/>
    </style:style>
    <style:style style:name="P2" style:family="paragraph" style:parent-style-name="Standard" style:list-style-name="L1">
      <style:text-properties officeooo:rsid="000b5804" officeooo:paragraph-rsid="000b58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're almost to launch, and are just now releasing the news about Meeet, but we do have recognition on a few websites. Here's what we've been in so far:</text:p>
      <text:list xml:id="list7974638892640167898" text:style-name="L1">
        <text:list-item>
          <text:p text:style-name="P2"><text:a xlink:type="simple" xlink:href="http://betalist.com/startups/meeet">http://betalist.com/startups/meeet</text:a></text:p>
        </text:list-item>
        <text:list-item>
          <text:p text:style-name="P2"><text:a xlink:type="simple" xlink:href="http://www.producthunt.com/posts/meeet">http://www.producthunt.com/posts/meeet</text:a></text:p>
        </text:list-item>
        <text:list-item>
          <text:p text:style-name="P2"><text:a xlink:type="simple" xlink:href="https://news.layervault.com/stories/27215-finish-your-side-projects-find-your-next-one">https://news.layervault.com/stories/27215-finish-your-side-projects-find-your-next-one</text:a>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3:58:40.773270531</meta:creation-date>
    <meta:generator>LibreOffice/4.2.4.2$Linux_X86_64 LibreOffice_project/420m0$Build-2</meta:generator>
    <dc:date>2014-06-30T14:23:56.168266052</dc:date>
    <meta:editing-duration>P0D</meta:editing-duration>
    <meta:editing-cycles>1</meta:editing-cycles>
    <meta:document-statistic meta:table-count="0" meta:image-count="0" meta:object-count="0" meta:page-count="1" meta:paragraph-count="5" meta:word-count="36" meta:character-count="314" meta:non-whitespace-character-count="286"/>
  </office:meta>
</office:document-meta>
</file>